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Text_20_body">
      <style:paragraph-properties fo:text-align="start" style:justify-single-word="false"/>
      <style:text-properties style:text-underline-style="none" officeooo:rsid="000079d9" officeooo:paragraph-rsid="000079d9"/>
    </style:style>
    <style:style style:name="P3" style:family="paragraph" style:parent-style-name="Text_20_body">
      <style:paragraph-properties fo:text-align="start" style:justify-single-word="false"/>
      <style:text-properties style:text-underline-style="none" officeooo:rsid="000079d9" officeooo:paragraph-rsid="00013366"/>
    </style:style>
    <style:style style:name="P4" style:family="paragraph" style:parent-style-name="Text_20_body">
      <style:paragraph-properties fo:text-align="start" style:justify-single-word="false"/>
      <style:text-properties style:text-underline-style="none" officeooo:rsid="00013366" officeooo:paragraph-rsid="00013366"/>
    </style:style>
    <style:style style:name="P5" style:family="paragraph" style:parent-style-name="Text_20_body">
      <style:paragraph-properties fo:text-align="start" style:justify-single-word="false"/>
      <style:text-properties style:text-underline-style="none" fo:font-weight="bold" officeooo:rsid="00013366" officeooo:paragraph-rsid="00013366" style:font-weight-asian="bold" style:font-weight-complex="bold"/>
    </style:style>
    <style:style style:name="P6" style:family="paragraph" style:parent-style-name="Text_20_body">
      <style:paragraph-properties fo:text-align="start" style:justify-single-word="false"/>
      <style:text-properties style:text-underline-style="none" fo:font-weight="bold" officeooo:rsid="00032f78" officeooo:paragraph-rsid="00032f78" style:font-weight-asian="bold" style:font-weight-complex="bold"/>
    </style:style>
    <style:style style:name="P7" style:family="paragraph" style:parent-style-name="Text_20_body">
      <style:paragraph-properties fo:text-align="start" style:justify-single-word="false"/>
      <style:text-properties style:text-underline-style="none" officeooo:rsid="00014ebc" officeooo:paragraph-rsid="00014ebc"/>
    </style:style>
    <style:style style:name="P8" style:family="paragraph" style:parent-style-name="Text_20_body">
      <style:paragraph-properties fo:text-align="start" style:justify-single-word="false"/>
      <style:text-properties style:text-underline-style="none" officeooo:rsid="00032f78" officeooo:paragraph-rsid="00032f78"/>
    </style:style>
    <style:style style:name="P9" style:family="paragraph" style:parent-style-name="Text_20_body">
      <style:paragraph-properties fo:text-align="start" style:justify-single-word="false"/>
      <style:text-properties style:text-underline-style="none" fo:font-weight="normal" officeooo:rsid="00032f78" officeooo:paragraph-rsid="00032f78" style:font-weight-asian="normal" style:font-weight-complex="normal"/>
    </style:style>
    <style:style style:name="T1" style:family="text">
      <style:text-properties officeooo:rsid="00014ebc"/>
    </style:style>
    <style:style style:name="T2" style:family="text">
      <style:text-properties officeooo:rsid="00032f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n proyecto final</text:h>
      <text:p text:style-name="P2">La idea en general sería tomar como inspiración la aplicación de Letterboxd, una aplicación que funciona también para trackear y hacer análisis pero de películas y series. Entonces en base a esta idea, el plan que tendría con la aplicación sería la de añadir las siguientes funcionalidades:</text:p>
      <text:p text:style-name="P2"/>
      <text:p text:style-name="P5">Perfiles de usuario</text:p>
      <text:p text:style-name="P4">Los usuarios deben poder registrarse para usar la aplicación. Tendrán su perfil de usuario donde mostrarán su lista de videojuegos ordenados a preferencia del usuario, puede ser por nota, cronol<text:span text:style-name="T1">ó</text:span>gicamente, etc. </text:p>
      <text:p text:style-name="P7">Además en tu propia cuenta podrás ver con gráficos las horas dedicadas a cada videojuego, porcentaje de a que genero sueles jugar más, etc.</text:p>
      <text:p text:style-name="P4"/>
      <text:p text:style-name="P5">Las listas</text:p>
      <text:p text:style-name="P4">Como se mencionó anteriormente, cada perfil de usuario expondrá su lista de videojuegos, con cada elemento, podrá poner su estado (compleado, en curso, desechado, proximamente), con una nota con los completados, su porcentaje de logros, y una pequeña “review”. Podrás hacer click sobre el videojuego que te llevará a otra página para tener más información de él.</text:p>
      <text:p text:style-name="P7">En las listas cada usuario podrá añadir, consultar y eliminar los videojuegos que tenga añadidos.</text:p>
      <text:p text:style-name="P4"/>
      <text:p text:style-name="P5">Biblioteca de videojuegos</text:p>
      <text:p text:style-name="P4">Podrás buscar en una biblioteca utilizando diferentes filtros (nombre, genero, <text:s/>número de jugadores, etc) y ver más información de cada uno. También tendrá un mecanismo para poder añadirlo a tu lista con un botón. <text:s/><text:span text:style-name="T2">Los videojuegos también tendrán una nota generada por la nota media que los jugadores le fueron dando.</text:span></text:p>
      <text:p text:style-name="P4"/>
      <text:p text:style-name="P6">Sistema de logros</text:p>
      <text:p text:style-name="P9">La propia aplicación tendrá sus propios logros que se conseguirán al alcanzar ciertos objetivos por ejemplo “Escribir 10 reseñas”, “Tener 10 videojuegos completados”, “Tener 5 videojuegos completados al 100%”, etc.</text:p>
      <text:p text:style-name="P3"/>
      <text:p text:style-name="P8">Esto sería una idea bastante general del proyecto. Se pueden añadir más funcionalidades a cada aspecto pero esos serían los más destacab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6:56:25.578000000</meta:creation-date>
    <dc:date>2024-10-10T19:26:15.637000000</dc:date>
    <meta:editing-duration>PT47M54S</meta:editing-duration>
    <meta:editing-cycles>3</meta:editing-cycles>
    <meta:generator>LibreOffice/24.2.3.2$Windows_X86_64 LibreOffice_project/433d9c2ded56988e8a90e6b2e771ee4e6a5ab2ba</meta:generator>
    <meta:print-date>2024-10-10T19:19:57.713000000</meta:print-date>
    <meta:printed-by>Archivos PDF</meta:printed-by>
    <meta:document-statistic meta:table-count="0" meta:image-count="0" meta:object-count="0" meta:page-count="1" meta:paragraph-count="13" meta:word-count="291" meta:character-count="1860" meta:non-whitespace-character-count="1579"/>
  </office:meta>
</office:document-meta>
</file>